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510" officeooo:paragraph-rsid="000b1510"/>
    </style:style>
    <style:style style:name="P2" style:family="paragraph" style:parent-style-name="Text_20_body">
      <style:text-properties officeooo:rsid="000b1510" officeooo:paragraph-rsid="000b1510"/>
    </style:style>
    <style:style style:name="P3" style:family="paragraph" style:parent-style-name="Text_20_body">
      <style:text-properties officeooo:paragraph-rsid="000b1510"/>
    </style:style>
    <style:style style:name="P4" style:family="paragraph" style:parent-style-name="Text_20_body">
      <style:text-properties officeooo:rsid="000c727f"/>
    </style:style>
    <style:style style:name="P5" style:family="paragraph" style:parent-style-name="Text_20_body" style:list-style-name="L1">
      <style:text-properties officeooo:rsid="000b1510" officeooo:paragraph-rsid="000b1510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b1510" officeooo:paragraph-rsid="000b1510"/>
    </style:style>
    <style:style style:name="P7" style:family="paragraph" style:parent-style-name="Text_20_body" style:list-style-name="L2">
      <style:text-properties officeooo:rsid="000c727f" officeooo:paragraph-rsid="000c727f"/>
    </style:style>
    <style:style style:name="P8" style:family="paragraph" style:parent-style-name="Text_20_body" style:list-style-name="L3">
      <style:text-properties officeooo:rsid="000c727f" officeooo:paragraph-rsid="000c727f"/>
    </style:style>
    <style:style style:name="P9" style:family="paragraph" style:parent-style-name="Text_20_body" style:list-style-name="L4">
      <style:text-properties officeooo:rsid="000d4a5b" officeooo:paragraph-rsid="000d4a5b"/>
    </style:style>
    <style:style style:name="P10" style:family="paragraph" style:parent-style-name="Text_20_body" style:list-style-name="L5">
      <style:text-properties officeooo:rsid="000d4a5b" officeooo:paragraph-rsid="000d4a5b"/>
    </style:style>
    <style:style style:name="P11" style:family="paragraph" style:parent-style-name="Heading_20_1">
      <style:text-properties officeooo:rsid="000b1510" officeooo:paragraph-rsid="000b15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ALOGO MUSICA</text:p>
      <text:p text:style-name="P1"/>
      <text:p text:style-name="P1"><text:a xlink:type="simple" xlink:href="#1.Pop|outline" text:style-name="Internet_20_link" text:visited-style-name="Visited_20_Internet_20_Link">POP</text:a></text:p>
      <text:p text:style-name="P1"><text:a xlink:type="simple" xlink:href="#2.RAP|outline" text:style-name="Internet_20_link" text:visited-style-name="Visited_20_Internet_20_Link">RAP</text:a></text:p>
      <text:p text:style-name="P1"><text:a xlink:type="simple" xlink:href="#3.ROCK|outline" text:style-name="Internet_20_link" text:visited-style-name="Visited_20_Internet_20_Link">ROCK</text:a></text:p>
      <text:p text:style-name="P1"><text:a xlink:type="simple" xlink:href="#4.BEATS|outline" text:style-name="Internet_20_link" text:visited-style-name="Visited_20_Internet_20_Link">BEAT</text:a></text:p>
      <text:p text:style-name="P1"><text:a xlink:type="simple" xlink:href="#5.DUBSTEP|outline" text:style-name="Internet_20_link" text:visited-style-name="Visited_20_Internet_20_Link">DUBSTEP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op</text:h>
      <text:p text:style-name="Text_20_body"/>
      <text:list xml:id="list6551107656851631054" text:style-name="L1">
        <text:list-item>
          <text:p text:style-name="P5">Bruno Maricamars</text:p>
          <text:p text:style-name="P5">Video: <text:a xlink:type="simple" xlink:href="https://www.youtube.com/watch?v=SR6iYWJxHqs" text:style-name="Internet_20_link" text:visited-style-name="Visited_20_Internet_20_Link">Granade</text:a></text:p>
          <text:p text:style-name="P5">Letra: <text:a xlink:type="simple" xlink:href="https://www.letras.com/bruno-mars/1749482/" text:style-name="Internet_20_link" text:visited-style-name="Visited_20_Internet_20_Link">Granade</text:a></text:p>
        </text:list-item>
        <text:list-item>
          <text:p text:style-name="P5">Selena Gomez</text:p>
          <text:p text:style-name="P5">Video: <text:a xlink:type="simple" xlink:href="https://www.youtube.com/watch?v=HHP5MKgK0o8" text:style-name="Internet_20_link" text:visited-style-name="Visited_20_Internet_20_Link">Kill em with kindness</text:a></text:p>
          <text:p text:style-name="P6">Letra:<text:a xlink:type="simple" xlink:href="https://www.letras.com/selena-gomez/kill-em-with-kindness/" text:style-name="Internet_20_link" text:visited-style-name="Visited_20_Internet_20_Link"> kill-em-with-kindness</text:a></text:p>
        </text:list-item>
        <text:list-item>
          <text:p text:style-name="P6">Zedd</text:p>
          <text:p text:style-name="P6">Video: <text:a xlink:type="simple" xlink:href="https://www.youtube.com/watch?v=n1a7o44WxNo" text:style-name="Internet_20_link" text:visited-style-name="Visited_20_Internet_20_Link">Beutiful Now</text:a></text:p>
          <text:p text:style-name="P6">Letra: <text:a xlink:type="simple" xlink:href="https://www.letras.com/zedd/beautiful-now/" text:style-name="Internet_20_link" text:visited-style-name="Visited_20_Internet_20_Link">Beutiful Now</text:a></text:p>
        </text:list-item>
      </text:list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soft-page-break/>RAP</text:h>
      <text:p text:style-name="P3"/>
      <text:list xml:id="list1292711486247755594" text:style-name="L2">
        <text:list-item>
          <text:p text:style-name="P7">Loyle Carner</text:p>
          <text:p text:style-name="P7">Video: <text:a xlink:type="simple" xlink:href="https://www.youtube.com/watch?v=H39Q02EkNNA" text:style-name="Internet_20_link" text:visited-style-name="Visited_20_Internet_20_Link">NO CD</text:a></text:p>
          <text:p text:style-name="P7">Letra: <text:a xlink:type="simple" xlink:href="http://www.metrolyrics.com/no-cd-lyrics-loyle-carner.html" text:style-name="Internet_20_link" text:visited-style-name="Visited_20_Internet_20_Link">NO CD</text:a></text:p>
        </text:list-item>
        <text:list-item>
          <text:p text:style-name="P7">Logic</text:p>
          <text:p text:style-name="P7">Video: <text:a xlink:type="simple" xlink:href="https://www.youtube.com/watch?v=O601PVTd0g8" text:style-name="Internet_20_link" text:visited-style-name="Visited_20_Internet_20_Link">young jesus</text:a></text:p>
          <text:p text:style-name="P7">Letra: <text:a xlink:type="simple" xlink:href="http://www.metrolyrics.com/young-jesus-lyrics-logic.html" text:style-name="Internet_20_link" text:visited-style-name="Visited_20_Internet_20_Link">young jesus</text:a></text:p>
        </text:list-item>
        <text:list-item>
          <text:p text:style-name="P7">50 cent</text:p>
          <text:p text:style-name="P7">Video: <text:a xlink:type="simple" xlink:href="https://www.youtube.com/watch?v=SRcnnId15BA" text:style-name="Internet_20_link" text:visited-style-name="Visited_20_Internet_20_Link">Candy Shop</text:a></text:p>
          <text:p text:style-name="P7">Letra: <text:a xlink:type="simple" xlink:href="http://www.metrolyrics.com/candy-shop-lyrics-50-cent.html" text:style-name="Internet_20_link" text:visited-style-name="Visited_20_Internet_20_Link">Candy Shop</text:a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h text:style-name="Heading_20_1" text:outline-level="1"><text:soft-page-break/>ROCK</text:h>
      <text:p text:style-name="P2"/>
      <text:list xml:id="list5568441891308453943" text:style-name="L3">
        <text:list-item>
          <text:p text:style-name="P8">Cage the elephant</text:p>
          <text:p text:style-name="P8">Video:<text:a xlink:type="simple" xlink:href="https://www.youtube.com/watch?v=lA-gGl6qihQ" text:style-name="Internet_20_link" text:visited-style-name="Visited_20_Internet_20_Link"> Trouble</text:a></text:p>
          <text:p text:style-name="P8">Letra: <text:a xlink:type="simple" xlink:href="http://www.metrolyrics.com/trouble-lyrics-cage-the-elephant.html" text:style-name="Internet_20_link" text:visited-style-name="Visited_20_Internet_20_Link">Trouble</text:a></text:p>
        </text:list-item>
        <text:list-item>
          <text:p text:style-name="P8">Eagles</text:p>
          <text:p text:style-name="P8">Video: <text:a xlink:type="simple" xlink:href="https://www.youtube.com/watch?v=lrfhf1Gv4Tw" text:style-name="Internet_20_link" text:visited-style-name="Visited_20_Internet_20_Link">Hotel California</text:a></text:p>
          <text:p text:style-name="P8">Letra: <text:a xlink:type="simple" xlink:href="http://www.metrolyrics.com/hotel-california-lyrics-the-eagles.html" text:style-name="Internet_20_link" text:visited-style-name="Visited_20_Internet_20_Link">Hotel California</text:a></text:p>
        </text:list-item>
        <text:list-item>
          <text:p text:style-name="P8">Black Sabath</text:p>
          <text:p text:style-name="P8">Video: <text:a xlink:type="simple" xlink:href="https://www.youtube.com/watch?v=5s7_WbiR79E" text:style-name="Internet_20_link" text:visited-style-name="Visited_20_Internet_20_Link">Iron man</text:a></text:p>
          <text:p text:style-name="P8">Letra: <text:a xlink:type="simple" xlink:href="http://www.metrolyrics.com/iron-man-lyrics-black-sabbath.html" text:style-name="Internet_20_link" text:visited-style-name="Visited_20_Internet_20_Link">Iron man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BEATS</text:h>
      <text:p text:style-name="P2"/>
      <text:list xml:id="list6128746302204540907" text:style-name="L4">
        <text:list-item>
          <text:p text:style-name="P9">Eevee </text:p>
          <text:p text:style-name="P9">Video: <text:a xlink:type="simple" xlink:href="https://www.youtube.com/watch?v=sNTdxN6Zgmw" text:style-name="Internet_20_link" text:visited-style-name="Visited_20_Internet_20_Link">Unexpected</text:a></text:p>
        </text:list-item>
        <text:list-item>
          <text:p text:style-name="P9">Jinsang</text:p>
          <text:p text:style-name="P9">Video: <text:a xlink:type="simple" xlink:href="https://www.youtube.com/watch?v=dIC4VSUE7q4" text:style-name="Internet_20_link" text:visited-style-name="Visited_20_Internet_20_Link">Affection</text:a></text:p>
        </text:list-item>
        <text:list-item>
          <text:p text:style-name="P9">Saib</text:p>
          <text:p text:style-name="P9">Video: <text:a xlink:type="simple" xlink:href="https://www.youtube.com/watch?v=zVo1jRVe-Qk" text:style-name="Internet_20_link" text:visited-style-name="Visited_20_Internet_20_Link">In your arms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DUBSTEP</text:h>
      <text:p text:style-name="Text_20_body"/>
      <text:list xml:id="list3955758418121791316" text:style-name="L5">
        <text:list-item>
          <text:p text:style-name="P10">Avius</text:p>
          <text:p text:style-name="P10">Video: <text:a xlink:type="simple" xlink:href="https://www.youtube.com/watch?v=Pr-yv3Y31bA" text:style-name="Internet_20_link" text:visited-style-name="Visited_20_Internet_20_Link">Facing the storm</text:a></text:p>
        </text:list-item>
        <text:list-item>
          <text:p text:style-name="P10">Spag heddy</text:p>
          <text:p text:style-name="P10">Video: <text:a xlink:type="simple" xlink:href="https://www.youtube.com/watch?v=GH-r3XJEUGE" text:style-name="Internet_20_link" text:visited-style-name="Visited_20_Internet_20_Link">Hide</text:a></text:p>
        </text:list-item>
        <text:list-item>
          <text:p text:style-name="P10">EH!DE</text:p>
          <text:p text:style-name="P10">Video: <text:a xlink:type="simple" xlink:href="https://www.youtube.com/watch?v=OkwFmybdG0Q" text:style-name="Internet_20_link" text:visited-style-name="Visited_20_Internet_20_Link">Space Cloud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29:13.101998844</meta:creation-date>
    <dc:date>2016-10-14T10:02:43.744941272</dc:date>
    <meta:editing-duration>PT9M54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6" meta:paragraph-count="50" meta:word-count="118" meta:character-count="641" meta:non-whitespace-character-count="587"/>
  </office:meta>
</office:document-meta>
</file>